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5.9056in" fo:margin-left="-0.0813in" fo:margin-top="0in" fo:margin-bottom="0in" table:align="left"/>
    </style:style>
    <style:style style:name="Table1.A" style:family="table-column">
      <style:table-column-properties style:column-width="2.9528in"/>
    </style:style>
    <style:style style:name="Table1.B" style:family="table-column">
      <style:table-column-properties style:column-width="2.952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top="0in" fo:margin-bottom="0.111in" loext:contextual-spacing="false"/>
    </style:style>
    <style:style style:name="P2" style:family="paragraph" style:parent-style-name="Standard">
      <style:paragraph-properties fo:margin-top="0in" fo:margin-bottom="0.111in" loext:contextual-spacing="false" fo:text-align="center" style:justify-single-word="false"/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P3" style:family="paragraph" style:parent-style-name="Standard">
      <style:paragraph-properties fo:margin-top="0in" fo:margin-bottom="0.111in" loext:contextual-spacing="false" fo:line-height="100%" fo:orphans="0" fo:widows="0"/>
    </style:style>
    <style:style style:name="P4" style:family="paragraph" style:parent-style-name="Standard">
      <style:paragraph-properties fo:margin-top="0in" fo:margin-bottom="0.111in" loext:contextual-spacing="false"/>
      <style:text-properties fo:font-weight="bold" style:font-weight-asian="bold"/>
    </style:style>
    <style:style style:name="P5" style:family="paragraph" style:parent-style-name="Standard" style:master-page-name="Standard">
      <style:paragraph-properties fo:margin-top="0in" fo:margin-bottom="0.111in" loext:contextual-spacing="false" fo:text-align="center" style:justify-single-word="false" style:page-number="1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left="0in" fo:margin-right="0in" fo:margin-top="0in" fo:margin-bottom="0.111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.111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Arial" style:font-name-asian="Arial1" style:font-name-complex="Arial1"/>
    </style:style>
    <style:style style:name="T1" style:family="text">
      <style:text-properties style:font-name="Arial" fo:font-size="18pt" fo:font-weight="bold" style:font-name-asian="Arial1" style:font-size-asian="18pt" style:font-weight-asian="bold" style:font-name-complex="Arial1" style:font-size-complex="18pt"/>
    </style:style>
    <style:style style:name="T2" style:family="text">
      <style:text-properties style:font-name="Arial" fo:font-size="12pt" style:font-name-asian="Arial1" style:font-size-asian="12pt" style:font-name-complex="Arial1" style:font-size-complex="12pt"/>
    </style:style>
    <style:style style:name="T3" style:family="text">
      <style:text-properties style:font-name="Arial" fo:font-weight="bold" style:font-name-asian="Arial1" style:font-weight-asian="bold" style:font-name-complex="Arial1"/>
    </style:style>
    <style:style style:name="T4" style:family="text">
      <style:text-properties style:font-name="Arial" style:font-name-asian="Arial1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Dicionário de Dados</text:span></text:p>
      <text:p text:style-name="P1"><text:span text:style-name="T2">Sistema meuCoruja</text:span></text:p>
      <text:p text:style-name="P2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1"><text:span text:style-name="T3">meuCoruja</text:span><text:span text:style-name="T4"> </text:span></text:p>
          </table:table-cell>
          <table:table-cell table:style-name="Table1.A1" office:value-type="string">
            <text:p text:style-name="P1"><text:span text:style-name="T4">Armazena os objetos Usuario, Boletim, Historico, Pendencias e Controle instanciados pelo sistema.</text:span></text:p>
          </table:table-cell>
        </table:table-row>
        <table:table-row table:style-name="Table1.1">
          <table:table-cell table:style-name="Table1.A1" office:value-type="string">
            <text:p text:style-name="P1"><text:span text:style-name="T3">Boletim</text:span><text:span text:style-name="T4"> </text:span></text:p>
          </table:table-cell>
          <table:table-cell table:style-name="Table1.A1" office:value-type="string">
            <text:p text:style-name="P1"><text:span text:style-name="T4">Tabela que contém os dados das disciplinas cursadas pelo usuário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periodoLetivo </text:span></text:p>
          </table:table-cell>
          <table:table-cell table:style-name="Table1.A1" office:value-type="string">
            <text:p text:style-name="P3"><text:span text:style-name="T4">Semestre de vigência do atual boletim apresentado pelo sistema.</text:span></text:p>
            <text:p text:style-name="P6"><text:span text:style-name="T4">Varchar(8)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siglaDisciplina</text:span></text:p>
          </table:table-cell>
          <table:table-cell table:style-name="Table1.A1" office:value-type="string">
            <text:p text:style-name="P7"><text:span text:style-name="T4">3 caracteres que identificam uma única disciplina dentro de uma matriz curricular. Exemplo: AC1 (Arquitetura de Computadores I); LPW (LINGUAGEM DE PROGRAMAÇÃO PARA WEB).</text:span></text:p>
            <text:p text:style-name="P7"><text:span text:style-name="T4">Tipo: char (6)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nomeProfessor </text:span></text:p>
          </table:table-cell>
          <table:table-cell table:style-name="Table1.A1" office:value-type="string">
            <text:p text:style-name="P7"><text:span text:style-name="T4">Nome do professor registrado no sistema.</text:span></text:p>
            <text:p text:style-name="P7"><text:span text:style-name="T4">Tipo: Varchar (80)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emailProfessor </text:span></text:p>
          </table:table-cell>
          <table:table-cell table:style-name="Table1.A1" office:value-type="string">
            <text:p text:style-name="P7"><text:span text:style-name="T4">Endereço eletrônico, se houver. Formato de email válido. Consultar referências na internet. </text:span></text:p>
            <text:p text:style-name="P7"><text:span text:style-name="T4">Opcional.</text:span></text:p>
            <text:p text:style-name="P7"><text:span text:style-name="T4">Tipo: Varchar (80)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mediaFinal </text:span></text:p>
          </table:table-cell>
          <table:table-cell table:style-name="Table1.A1" office:value-type="string">
            <text:p text:style-name="P7"><text:span text:style-name="T4">Média final de um aluno que cursou uma turma. Valor do tipo decimal com<text:line-break/>precisão de uma casa. Valores aproximados devem ser arredondados.</text:span></text:p>
            <text:p text:style-name="P7"><text:span text:style-name="T4">Opcional.</text:span></text:p>
            <text:p text:style-name="P7"><text:span text:style-name="T4">Tipo: decimal(5,1)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faltas </text:span></text:p>
          </table:table-cell>
          <table:table-cell table:style-name="Table1.A1" office:value-type="string">
            <text:p text:style-name="P7"><text:span text:style-name="T4">Total de faltas de um aluno em uma disciplina em um semestre.</text:span></text:p>
            <text:p text:style-name="P7"><text:span text:style-name="T4">Tipo: Smallint (5)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limiteFaltas </text:span></text:p>
          </table:table-cell>
          <table:table-cell table:style-name="Table1.A1" office:value-type="string">
            <text:p text:style-name="P7"><text:span text:style-name="T4">Limite de faltas permitido por um Componente Curricular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idCriterioAvaliacao </text:span></text:p>
          </table:table-cell>
          <table:table-cell table:style-name="Table1.A1" office:value-type="string">
            <text:p text:style-name="P7"><text:span text:style-name="T4">Identificador do registro criterioAvaliacao.</text:span></text:p>
            <text:p text:style-name="P7"><text:span text:style-name="T4">Tipo: bigInt(20)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Histórico </text:span></text:p>
          </table:table-cell>
          <table:table-cell table:style-name="Table1.A1" office:value-type="string">
            <text:p text:style-name="P7"><text:span text:style-name="T4">Tabela que contém informações do histórico do aluno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nomeDisciplina</text:span></text:p>
          </table:table-cell>
          <table:table-cell table:style-name="Table1.A1" office:value-type="string">
            <text:p text:style-name="P7"><text:span text:style-name="T4">nome da disciplina registrado no sistema.</text:span></text:p>
            <text:p text:style-name="P7"><text:span text:style-name="T4">VarChar (80)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situação </text:span></text:p>
          </table:table-cell>
          <table:table-cell table:style-name="Table1.A1" office:value-type="string">
            <text:p text:style-name="P7"><text:span text:style-name="T4">Verifica situação final da inscrição de um aluno em uma disciplina.</text:span></text:p>
            <text:p text:style-name="P7"><text:span text:style-name="T4">Tipo: enum (‘REQ’, ‘DEF’,’NEG’,’CUR’,’EXC’,’AP’,’RF’,’RM’,’ID’)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cr </text:span></text:p>
          </table:table-cell>
          <table:table-cell table:style-name="Table1.A1" office:value-type="string">
            <text:p text:style-name="P7"><text:span text:style-name="T4">Medida de aproveitamento escolar. <text:s/>Consiste na média ponderada das notas obtidas nas diversas disciplinas cursadas, onde cada uma tem seu peso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Pendências </text:span></text:p>
          </table:table-cell>
          <table:table-cell table:style-name="Table1.A1" office:value-type="string">
            <text:p text:style-name="P7"><text:span text:style-name="T4">Disciplinas ainda não cursadas por um aluno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periodo </text:span></text:p>
          </table:table-cell>
          <table:table-cell table:style-name="Table1.A1" office:value-type="string">
            <text:p text:style-name="P7"><text:span text:style-name="T4">ciclo semestral das atividades oficiais da instituição. <text:s/></text:span></text:p>
            <text:p text:style-name="P7"><text:span text:style-name="T4">Tipo: Int(10)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cargaHorária </text:span></text:p>
          </table:table-cell>
          <table:table-cell table:style-name="Table1.A1" office:value-type="string">
            <text:p text:style-name="P7"><text:span text:style-name="T4">Carga <text:s/>horária do componente curricular no período letivo inteiro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Usuario </text:span></text:p>
          </table:table-cell>
          <table:table-cell table:style-name="Table1.A1" office:value-type="string">
            <text:p text:style-name="P7"><text:span text:style-name="T4">Tabela que representa o aluno descrito no sistema. <text:s/>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nomeUsuario (Tabela Usuario)</text:span></text:p>
          </table:table-cell>
          <table:table-cell table:style-name="Table1.A1" office:value-type="string">
            <text:p text:style-name="P7"><text:span text:style-name="T4">Nome do usuário registrado no sistema.</text:span></text:p>
            <text:p text:style-name="P7"><text:span text:style-name="T4">Tipo: Varchar (80).</text:span></text:p>
            <text:p text:style-name="P7"><text:span text:style-name="T4">Obrigatório.</text:span></text:p>
            <text:p text:style-name="P8"/>
          </table:table-cell>
        </table:table-row>
        <table:table-row table:style-name="Table1.1">
          <table:table-cell table:style-name="Table1.A1" office:value-type="string">
            <text:p text:style-name="P6"><text:span text:style-name="T3">nomeCurso (Tabela Usuario) </text:span></text:p>
          </table:table-cell>
          <table:table-cell table:style-name="Table1.A1" office:value-type="string">
            <text:p text:style-name="P7"><text:span text:style-name="T4">Nome do curso que faz parte de uma Matriz Curricular que o aluno está vinculado.</text:span></text:p>
            <text:p text:style-name="P7"><text:span text:style-name="T4">Tipo: Varchar (60).</text:span></text:p>
            <text:p text:style-name="P7"><text:span text:style-name="T4">Obrigatório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matricula (Tabela Usuario) </text:span></text:p>
          </table:table-cell>
          <table:table-cell table:style-name="Table1.A1" office:value-type="string">
            <text:p text:style-name="P7"><text:span text:style-name="T4">Número único de registro do aluno no sistema da instituição.</text:span></text:p>
            <text:p text:style-name="P7"><text:span text:style-name="T4">Tipo: Varchar (15).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3">hashLogin</text:span></text:p>
          </table:table-cell>
          <table:table-cell table:style-name="Table1.A1" office:value-type="string">
            <text:p text:style-name="P8"/>
          </table:table-cell>
        </table:table-row>
      </table:table>
      <text:p text:style-name="P4"><text:soft-page-break/>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margin-top="0in" fo:margin-bottom="0.111in" loext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2470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62" meta:word-count="299" meta:character-count="2158" meta:non-whitespace-character-count="1896"/>
    <meta:generator>LibreOfficeDev/5.1.0.3$Linux_X86_64 LibreOffice_project/</meta:generator>
  </office:meta>
</office:document-meta>
</file>